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3" svg:font-family="FreeSans" style:font-family-generic="swiss"/>
    <style:font-face style:name="FreeSans1" svg:font-family="FreeSans" style:font-pitch="variable"/>
    <style:font-face style:name="Liberation Sans1" svg:font-family="'Liberation Sans'" style:font-pitch="variable"/>
    <style:font-face style:name="Times New Roman2" svg:font-family="'Times New Roman'" style:font-pitch="variable"/>
    <style:font-face style:name="Times New Roman3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00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16cm" fo:min-width="0.066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448cm" fo:min-width="3.53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14cm" fo:min-width="3.53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952cm" fo:min-width="3.532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0.85cm" fo:min-width="8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993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  <style:text-properties style:font-name="Times New Roman3"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3" fo:font-size="12pt" style:font-size-asian="18pt" style:font-size-complex="18pt"/>
    </style:style>
    <style:style style:name="T1" style:family="text">
      <style:text-properties style:font-name="Times New Roman3" fo:font-size="14pt" style:font-size-asian="18pt" style:font-size-complex="18pt"/>
    </style:style>
    <style:style style:name="T2" style:family="text">
      <style:text-properties style:font-name="Times New Roman3" fo:font-size="12pt" style:font-size-asian="18pt" style:font-size-complex="18pt"/>
    </style:style>
    <style:style style:name="T3" style:family="text">
      <style:text-properties style:font-name="Times New Roman1" fo:font-size="12pt" style:font-name-asian="Times New Roman1" style:font-size-asian="18pt" style:font-name-complex="Times New Roman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58cm" svg:height="0.797cm" svg:x="-0.158cm" svg:y="10.8cm">
          <draw:text-box>
            <text:p><text:span text:style-name="T1">Адміністратар</text:span></text:p>
          </draw:text-box>
        </draw:frame>
        <draw:g>
          <draw:custom-shape draw:style-name="gr2" draw:text-style-name="P2" draw:layer="layout" svg:width="0.8cm" svg:height="0.8cm" svg:x="1.1cm" svg:y="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1.499cm" svg:y1="8.4cm" svg:x2="1.499cm" svg:y2="9.7cm">
            <text:p/>
          </draw:line>
          <draw:line draw:style-name="gr3" draw:text-style-name="P2" draw:layer="layout" svg:x1="1.499cm" svg:y1="9.7cm" svg:x2="0.799cm" svg:y2="10.4cm">
            <text:p/>
          </draw:line>
          <draw:line draw:style-name="gr3" draw:text-style-name="P2" draw:layer="layout" svg:x1="1.499cm" svg:y1="9.7cm" svg:x2="2.099cm" svg:y2="10.4cm">
            <text:p/>
          </draw:line>
          <draw:line draw:style-name="gr3" draw:text-style-name="P2" draw:layer="layout" svg:x1="1.5cm" svg:y1="8.7cm" svg:x2="0.8cm" svg:y2="9.4cm">
            <text:p/>
          </draw:line>
          <draw:line draw:style-name="gr3" draw:text-style-name="P2" draw:layer="layout" svg:x1="1.5cm" svg:y1="8.7cm" svg:x2="2.1cm" svg:y2="9.4cm">
            <text:p/>
          </draw:line>
          <draw:custom-shape draw:style-name="gr4" draw:text-style-name="P4" draw:layer="layout" svg:width="5.7cm" svg:height="2.4cm" svg:x="5.7cm" svg:y="4.2cm">
            <text:p text:style-name="P3"><text:span text:style-name="T2">Задаць каэфіцыент </text:span><text:span text:style-name="T3">α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5.7cm" svg:height="3.2cm" svg:x="5.7cm" svg:y="7.2cm">
            <text:p text:style-name="P3"><text:span text:style-name="T2">За</text:span><text:span text:style-name="T2">да</text:span><text:span text:style-name="T2">ц</text:span><text:span text:style-name="T2">ь </text:span><text:span text:style-name="T2">п</text:span><text:span text:style-name="T2">ар</text:span><text:span text:style-name="T2">ог</text:span><text:span text:style-name="T2"><text:line-break/></text:span><text:span text:style-name="T2">д</text:span><text:span text:style-name="T2">ля </text:span><text:span text:style-name="T2">з</text:span><text:span text:style-name="T2">м</text:span><text:span text:style-name="T2">я</text:span><text:span text:style-name="T2">н</text:span><text:span text:style-name="T2">е</text:span><text:span text:style-name="T2">н</text:span><text:span text:style-name="T2">н</text:span><text:span text:style-name="T2">я </text:span><text:span text:style-name="T2"><text:line-break/></text:span><text:span text:style-name="T2">та</text:span><text:span text:style-name="T2">п</text:span><text:span text:style-name="T2">ал</text:span><text:span text:style-name="T2">ог</text:span><text:span text:style-name="T2">іі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5.7cm" svg:height="1.7cm" svg:x="5.6cm" svg:y="11.1cm">
            <text:p text:style-name="P3"><text:span text:style-name="T2">Задаць інфармацыю</text:span><text:span text:style-name="T2"><text:line-break/></text:span><text:span text:style-name="T2">пра</text:span><text:span text:style-name="T2"><text:line-break/></text:span><text:span text:style-name="T2">маршрутызатары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8.8cm" svg:height="11.1cm" svg:x="3.2cm" svg:y="4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" draw:layer="layout" svg:width="5.493cm" svg:height="0.797cm" svg:x="5.111cm" svg:y="14.003cm">
            <draw:text-box>
              <text:p><text:span text:style-name="T1">Праграмны модуль</text:span></text:p>
            </draw:text-box>
          </draw:frame>
          <draw:line draw:style-name="gr9" draw:text-style-name="P2" draw:layer="layout" svg:x1="5.9cm" svg:y1="5.9cm" svg:x2="3cm" svg:y2="8.3cm">
            <text:p/>
          </draw:line>
          <draw:line draw:style-name="gr9" draw:text-style-name="P2" draw:layer="layout" svg:x1="5.7cm" svg:y1="8.9cm" svg:x2="3cm" svg:y2="8.9cm">
            <text:p/>
          </draw:line>
          <draw:line draw:style-name="gr9" draw:text-style-name="P2" draw:layer="layout" svg:x1="5.6cm" svg:y1="11.9cm" svg:x2="3cm" svg:y2="1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3" svg:font-family="FreeSans" style:font-family-generic="swiss"/>
    <style:font-face style:name="FreeSans1" svg:font-family="FreeSans" style:font-pitch="variable"/>
    <style:font-face style:name="Liberation Sans1" svg:font-family="'Liberation Sans'" style:font-pitch="variable"/>
    <style:font-face style:name="Times New Roman2" svg:font-family="'Times New Roman'" style:font-pitch="variable"/>
    <style:font-face style:name="Times New Roman3" svg:font-family="'Times New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Times New Roman4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language="be" fo:country="BY" style:letter-kerning="true" style:font-name-asian="FreeSans1" style:font-family-asian="FreeSans" style:font-pitch-asian="variable" style:font-size-asian="12pt" style:language-asian="hi" style:country-asian="IN" style:font-name-complex="Times New Roman1" style:font-family-complex="'Times New Roman'" style:font-family-generic-complex="roman" style:font-size-complex="12pt"/>
    </style:style>
    <style:style style:name="Heading_20_1" style:display-name="Heading 1" style:family="graphic">
      <style:paragraph-properties fo:margin-left="0cm" fo:margin-right="0cm" fo:margin-top="0cm" fo:margin-bottom="0.88cm" fo:text-align="center" fo:text-indent="2.207cm" style:text-autospace="none"/>
      <style:text-properties style:font-name="Times New Roman1" fo:font-family="'Times New Roman'" style:font-family-generic="roman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cm" fo:margin-bottom="0.529cm" fo:text-align="justify" fo:text-indent="2.207cm" style:text-autospace="none"/>
      <style:text-properties style:font-name="Times New Roman1" fo:font-family="'Times New Roman'" style:font-family-generic="roman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cm" fo:margin-bottom="0.529cm" fo:text-indent="2.207cm" style:text-autospace="none"/>
      <style:text-properties style:font-name="Times New Roman1" fo:font-family="'Times New Roman'" style:font-family-generic="roman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4pt" style:font-size-asian="14pt" style:font-size-complex="14pt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cm" fo:line-height="120%" fo:text-align="justify" fo:text-indent="2.207cm" style:text-autospace="none"/>
      <style:text-properties style:font-name="Times New Roman1" fo:font-family="'Times New Roman'" style:font-family-generic="roman" fo:font-size="12pt" style:font-name-asian="FreeSans3" style:font-family-asian="FreeSans" style:font-family-generic-asian="swiss" style:font-size-asian="12pt"/>
    </style:style>
    <style:style style:name="Text_20_Body" style:display-name="Text Body" style:family="graphic">
      <style:paragraph-properties fo:margin-left="0cm" fo:margin-right="0cm" fo:margin-top="0cm" fo:margin-bottom="0cm" fo:line-height="120%" fo:text-align="justify" fo:text-indent="2.207cm" style:text-autospace="none"/>
      <style:text-properties fo:font-size="14pt" style:font-size-asian="14pt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7:39:59.858884472</meta:creation-date>
    <dc:date>2020-06-07T19:54:22.927349831</dc:date>
    <meta:editing-duration>PT34M47S</meta:editing-duration>
    <meta:editing-cycles>7</meta:editing-cycles>
    <meta:generator>LibreOffice/6.1.5.2$Linux_X86_64 LibreOffice_project/10$Build-2</meta:generator>
    <meta:document-statistic meta:object-count="16"/>
  </office:meta>
</office:document-meta>
</file>